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6278in" style:rel-column-width="62722*"/>
    </style:style>
    <style:style style:name="Table4.B" style:family="table-column">
      <style:table-column-properties style:column-width="0.2972in" style:rel-column-width="2813*"/>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P1" style:family="paragraph" style:parent-style-name="Standard">
      <style:text-properties officeooo:rsid="00012204" officeooo:paragraph-rsid="00012204"/>
    </style:style>
    <style:style style:name="P2" style:family="paragraph" style:parent-style-name="Standard">
      <style:text-properties officeooo:rsid="0002a35d" officeooo:paragraph-rsid="0002a35d"/>
    </style:style>
    <style:style style:name="P3" style:family="paragraph" style:parent-style-name="Standard">
      <style:text-properties officeooo:rsid="000296c2" officeooo:paragraph-rsid="000296c2"/>
    </style:style>
    <style:style style:name="P4" style:family="paragraph" style:parent-style-name="Standard">
      <style:text-properties officeooo:rsid="00052ba9" officeooo:paragraph-rsid="00052ba9"/>
    </style:style>
    <style:style style:name="P5" style:family="paragraph" style:parent-style-name="Standard">
      <style:text-properties officeooo:paragraph-rsid="00052ba9"/>
    </style:style>
    <style:style style:name="P6" style:family="paragraph" style:parent-style-name="Standard">
      <style:paragraph-properties fo:text-align="center" style:justify-single-word="false"/>
      <style:text-properties officeooo:paragraph-rsid="00052ba9"/>
    </style:style>
    <style:style style:name="P7" style:family="paragraph" style:parent-style-name="Standard">
      <style:text-properties officeooo:rsid="0006f221" officeooo:paragraph-rsid="0006f221"/>
    </style:style>
    <style:style style:name="P8" style:family="paragraph" style:parent-style-name="Standard">
      <style:text-properties officeooo:paragraph-rsid="0006f221"/>
    </style:style>
    <style:style style:name="P9" style:family="paragraph" style:parent-style-name="Standard">
      <style:text-properties officeooo:rsid="00071ff2" officeooo:paragraph-rsid="00071ff2"/>
    </style:style>
    <style:style style:name="P10" style:family="paragraph" style:parent-style-name="Standard">
      <style:text-properties officeooo:paragraph-rsid="00071ff2"/>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Standard">
      <style:text-properties fo:font-style="normal" officeooo:rsid="0006f221" officeooo:paragraph-rsid="0006f221" style:font-style-asian="normal" style:font-style-complex="normal"/>
    </style:style>
    <style:style style:name="P14" style:family="paragraph" style:parent-style-name="Standard">
      <style:text-properties fo:font-style="normal" officeooo:rsid="00071ff2" officeooo:paragraph-rsid="00071ff2" style:font-style-asian="normal" style:font-style-complex="normal"/>
    </style:style>
    <style:style style:name="P15" style:family="paragraph" style:parent-style-name="Standard">
      <style:text-properties style:font-name="Liberation Mono" fo:font-size="11pt" fo:font-style="normal" fo:font-weight="normal" officeooo:rsid="00071ff2" officeooo:paragraph-rsid="00071ff2" style:font-size-asian="11pt" style:font-style-asian="normal" style:font-weight-asian="normal" style:font-style-complex="normal"/>
    </style:style>
    <style:style style:name="P16" style:family="paragraph" style:parent-style-name="Standard">
      <style:text-properties fo:font-weight="bold" officeooo:rsid="000296c2" officeooo:paragraph-rsid="000296c2" style:font-weight-asian="bold" style:font-weight-complex="bold"/>
    </style:style>
    <style:style style:name="P17" style:family="paragraph" style:parent-style-name="Standard">
      <style:text-properties officeooo:rsid="0002a35d" officeooo:paragraph-rsid="0002a35d"/>
    </style:style>
    <style:style style:name="P18" style:family="paragraph" style:parent-style-name="Standard">
      <style:text-properties officeooo:rsid="000a8932" officeooo:paragraph-rsid="000a8932"/>
    </style:style>
    <style:style style:name="P19" style:family="paragraph" style:parent-style-name="Standard">
      <style:text-properties officeooo:rsid="000bb10a" officeooo:paragraph-rsid="000bb10a"/>
    </style:style>
    <style:style style:name="P20" style:family="paragraph" style:parent-style-name="Standard">
      <style:text-properties officeooo:rsid="000d45b8" officeooo:paragraph-rsid="000d45b8"/>
    </style:style>
    <style:style style:name="P21" style:family="paragraph" style:parent-style-name="Standard">
      <style:text-properties officeooo:rsid="001018fc" officeooo:paragraph-rsid="001018fc"/>
    </style:style>
    <style:style style:name="P22" style:family="paragraph" style:parent-style-name="Standard">
      <style:text-properties officeooo:rsid="0012133b" officeooo:paragraph-rsid="0013f4e2"/>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end" style:justify-single-word="false"/>
    </style:style>
    <style:style style:name="T1" style:family="text">
      <style:text-properties officeooo:rsid="00052ba9"/>
    </style:style>
    <style:style style:name="T2" style:family="text">
      <style:text-properties officeooo:rsid="0006f221"/>
    </style:style>
    <style:style style:name="T3" style:family="text">
      <style:text-properties fo:font-style="italic" style:font-style-asian="italic" style:font-style-complex="italic"/>
    </style:style>
    <style:style style:name="T4" style:family="text">
      <style:text-properties fo:font-style="italic" officeooo:rsid="00071ff2" style:font-style-asian="italic" style:font-style-complex="italic"/>
    </style:style>
    <style:style style:name="T5" style:family="text">
      <style:text-properties fo:font-style="italic" officeooo:rsid="001018f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71ff2" style:font-style-asian="normal" style:font-style-complex="normal"/>
    </style:style>
    <style:style style:name="T8" style:family="text">
      <style:text-properties fo:font-style="normal" officeooo:rsid="001018fc" style:font-style-asian="normal" style:font-style-complex="normal"/>
    </style:style>
    <style:style style:name="T9" style:family="text">
      <style:text-properties officeooo:rsid="00071ff2"/>
    </style:style>
    <style:style style:name="T10" style:family="text">
      <style:text-properties officeooo:rsid="000bb10a"/>
    </style:style>
    <style:style style:name="T11" style:family="text">
      <style:text-properties officeooo:rsid="000d45b8"/>
    </style:style>
    <style:style style:name="T12" style:family="text">
      <style:text-properties officeooo:rsid="000eeda0"/>
    </style:style>
    <style:style style:name="T13" style:family="text">
      <style:text-properties officeooo:rsid="0013f4e2"/>
    </style:style>
    <style:style style:name="T14" style:family="text">
      <style:text-properties officeooo:rsid="0015d646"/>
    </style:style>
    <style:style style:name="T15" style:family="text">
      <style:text-properties fo:font-weight="bold" style:font-weight-asian="bold" style:font-weight-complex="bold"/>
    </style:style>
    <style:style style:name="T16" style:family="text">
      <style:text-properties fo:font-weight="bold" officeooo:rsid="0015d646" style:font-weight-asian="bold" style:font-weight-complex="bol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PWHsim Technical Explanation</text:p>
      <text:p text:style-name="P1"/>
      <text:p text:style-name="P16"><text:span text:style-name="T1">U</text:span>pdate <text:span text:style-name="T1">T</text:span>ank <text:span text:style-name="T1">T</text:span>emp<text:span text:style-name="T1">eratures</text:span></text:p>
      <text:p text:style-name="P3"/>
      <text:p text:style-name="P4">The temperatures of the nodes in each tank are updated at the beginning of each step. <text:s/>The temperature profile changes due to draws and UA losses are calculated in this step. <text:s/></text:p>
      <text:p text:style-name="P4"/>
      <text:p text:style-name="P4">The fractional number of nodes drawn is calculated as in Equation <text:sequence-ref text:reference-format="text" text:ref-name="refText0">(1)</text:sequence-ref>:</text:p>
      <text:p text:style-name="P6"/>
      <table:table table:name="Tabelle4" table:style-name="Tabelle4">
        <table:table-column table:style-name="Tabelle4.A"/>
        <table:table-column table:style-name="Tabelle4.B"/>
        <table:table-header-rows>
          <table:table-row>
            <table:table-cell table:style-name="Tabelle4.A1" office:value-type="string">
              <text:p text:style-name="P11"><draw:frame draw:style-name="fr1" draw:name="Objekt4" text:anchor-type="as-char" svg:y="-0.2417in" svg:width="3.3398in" svg:height="0.4193in" draw:z-index="0"><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5"/>
      <text:p text:style-name="P4">The draw fraction is then divided into its whole part and its fractional part. <text:s/><text:span text:style-name="T2">In a typical HPWH, with a volume per node of approximately 4 gallons, most draws will be less than one node. <text:s/>The whole nodes are “moved upwards” in the tank by assigning the temperature of each node to the node above it and filling in the bottom node with water at the specified inlet temperature. <text:s/>Then the remaining partial node draw is calculated using Equation </text:span><text:span text:style-name="T2"><text:sequence-ref text:reference-format="text" text:ref-name="refText1">(2)</text:sequence-ref></text:span><text:span text:style-name="T2">.</text:span></text:p>
      <text:p text:style-name="Standard"/>
      <table:table table:name="Table1" table:style-name="Table1">
        <table:table-column table:style-name="Table1.A"/>
        <table:table-column table:style-name="Table1.B"/>
        <table:table-header-rows>
          <table:table-row>
            <table:table-cell table:style-name="Table1.A1" office:value-type="string">
              <text:p text:style-name="P11"><draw:frame draw:style-name="fr1" draw:name="Object1" text:anchor-type="as-char" svg:y="-0.152in" svg:width="5.878in" svg:height="0.2146in" draw:z-index="1"><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12">(<text:sequence text:ref-name="refText1" text:name="Text" text:formula="ooow:Text+1" style:num-format="1">2</text:sequence>)</text:p>
            </table:table-cell>
          </table:table-row>
        </table:table-header-rows>
      </table:table>
      <text:p text:style-name="P8"/>
      <text:p text:style-name="P7">Where <text:span text:style-name="T3">i</text:span> is the number of the node in the node array. <text:s/>The bottom node, where <text:span text:style-name="T3">i - 1 </text:span><text:span text:style-name="T6">is negative, is mixed with water at the inlet temperature. <text:s/>The correctness of this calculation relies on the relative invariance of the specific heat of water with respect to temperature and the equality of node volumes. <text:s/></text:span></text:p>
      <text:p text:style-name="P7"/>
      <text:p text:style-name="P13">The temperature and volume of any water shifted out of the tank is tracked and averaged to calculate the outlet temperature. <text:s/></text:p>
      <text:p text:style-name="P4"/>
      <text:p text:style-name="P7">If the “mix on draw” feature is enabled for this HPWH, <text:span text:style-name="T9">the bottom third of the tank experiences mixing. <text:s/>This is done by finding the average temperature of the bottom third. <text:s/>Then for each node, one third of the difference between the average and the current temperature is subtracted:</text:span></text:p>
      <text:p text:style-name="Standard"/>
      <table:table table:name="Table2" table:style-name="Table2">
        <table:table-column table:style-name="Table2.A"/>
        <table:table-column table:style-name="Table2.B"/>
        <table:table-header-rows>
          <table:table-row>
            <table:table-cell table:style-name="Table2.A1" office:value-type="string">
              <text:p text:style-name="P11"><draw:frame draw:style-name="fr1" draw:name="Object2" text:anchor-type="as-char" svg:y="-0.152in" svg:width="4.252in" svg:height="0.2165in" draw:z-index="2"><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2">(<text:sequence text:ref-name="refText2" text:name="Text" text:formula="ooow:Text+1" style:num-format="1">3</text:sequence>)</text:p>
            </table:table-cell>
          </table:table-row>
        </table:table-header-rows>
      </table:table>
      <text:p text:style-name="P10"/>
      <text:p text:style-name="P5"/>
      <text:p text:style-name="P9">Next, the temperatures of the nodes are adjusted for standby losses. <text:s/>The average temperature of the tank is found, then the total energy lost by the tank is calculated by Equation <text:sequence-ref text:reference-format="text" text:ref-name="refText3">(4)</text:sequence-ref>:</text:p>
      <text:p text:style-name="Standard"/>
      <table:table table:name="Table3" table:style-name="Table3">
        <table:table-column table:style-name="Table3.A"/>
        <table:table-column table:style-name="Table3.B"/>
        <table:table-header-rows>
          <table:table-row>
            <table:table-cell table:style-name="Table3.A1" office:value-type="string">
              <text:p text:style-name="P11"><draw:frame draw:style-name="fr1" draw:name="Object3" text:anchor-type="as-char" svg:y="-0.152in" svg:width="5.8252in" svg:height="0.2165in" draw:z-index="3"><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12">(<text:sequence text:ref-name="refText3" text:name="Text" text:formula="ooow:Text+1" style:num-format="1">4</text:sequence>)</text:p>
            </table:table-cell>
          </table:table-row>
        </table:table-header-rows>
      </table:table>
      <text:p text:style-name="P10"/>
      <text:p text:style-name="P10"><text:span text:style-name="T9">Where </text:span><text:span text:style-name="T4">tankUA</text:span><text:span text:style-name="T7"> is measured kJ / hrC. <text:s/>The total losses are split equally amongst all nodes, and then the affect on temperature is calculated by Equation </text:span><text:span text:style-name="T7"><text:sequence-ref text:reference-format="text" text:ref-name="refText4">(5)</text:sequence-ref></text:span><text:span text:style-name="T7">:</text:span></text:p>
      <text:p text:style-name="P10"/>
      <text:p text:style-name="Standard"/>
      <table:table table:name="Table4" table:style-name="Table4">
        <table:table-column table:style-name="Table4.A"/>
        <table:table-column table:style-name="Table4.B"/>
        <table:table-header-rows>
          <text:soft-page-break/>
          <table:table-row>
            <table:table-cell table:style-name="Table4.A1" office:value-type="string">
              <text:p text:style-name="P11"><draw:frame draw:style-name="fr1" draw:name="Object4" text:anchor-type="as-char" svg:y="-0.2417in" svg:width="5.9717in" svg:height="0.4827in" draw:z-index="4"><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12">(<text:sequence text:ref-name="refText4" text:name="Text" text:formula="ooow:Text+1" style:num-format="1">5</text:sequence>)</text:p>
            </table:table-cell>
          </table:table-row>
        </table:table-header-rows>
      </table:table>
      <text:p text:style-name="P14"/>
      <text:p text:style-name="P10"/>
      <text:p text:style-name="P15"/>
      <text:p text:style-name="P5"/>
      <text:p text:style-name="P2"><text:span text:style-name="T16">H</text:span><text:span text:style-name="T15">eat </text:span><text:span text:style-name="T16">S</text:span><text:span text:style-name="T15">ource </text:span><text:span text:style-name="T16">C</text:span><text:span text:style-name="T15">hoice </text:span><text:span text:style-name="T16">L</text:span><text:span text:style-name="T15">ogic</text:span> – flow chart?</text:p>
      <text:p text:style-name="P2"/>
      <text:p text:style-name="P2"/>
      <text:p text:style-name="P2"><text:span text:style-name="T16">H</text:span><text:span text:style-name="T15">eating </text:span><text:span text:style-name="T16">L</text:span><text:span text:style-name="T15">ogic </text:span>– loop over heat sources; if time left, subtract used time and turn on next if !shutsOff</text:p>
      <text:p text:style-name="P2"/>
      <text:p text:style-name="P2"/>
      <text:p text:style-name="P2"/>
      <text:p text:style-name="P18">The addHeat function begins by choosing on two paths to take, one for “submerged” and “wrapped” configurations, and the other for “external” configurations. <text:s/>The first path proceeds as follows:</text:p>
      <text:p text:style-name="P18"/>
      <text:p text:style-name="P18"><text:span text:style-name="T12">E</text:span>ach node is assigned a weighting that will determine what fraction of heat will be assigned to that node. <text:span text:style-name="T10">(mention approximation)</text:span></text:p>
      <text:p text:style-name="P18"/>
      <text:p text:style-name="P18">The capacity of the heat source is calculated <text:span text:style-name="T12">using different methods for “submerged” or “wrapped” configurations. <text:s/>In common for both, no heat is added below the lowest node where the heat source has non-zero condensity. <text:s/>For “submerged” configurations, the distribution is the same as the condensity (the number of nodes must be a multiple of 12 so that the condensity divides it evenly). <text:s/>The case for “wrapped” configurations is more complicated. <text:s/>The </text:span><text:span text:style-name="T5">i</text:span><text:span text:style-name="T8">th node heatDistribution is found by Equation </text:span><text:span text:style-name="T8"><text:sequence-ref text:reference-format="text" text:ref-name="refText6">(6)</text:sequence-ref></text:span></text:p>
      <text:p text:style-name="Standard"/>
      <table:table table:name="Table6" table:style-name="Table6">
        <table:table-column table:style-name="Table6.A"/>
        <table:table-column table:style-name="Table6.B"/>
        <table:table-header-rows>
          <table:table-row>
            <table:table-cell table:style-name="Table6.A1" office:value-type="string">
              <text:p text:style-name="P11"><draw:frame draw:style-name="fr1" draw:name="Object6" text:anchor-type="as-char" svg:y="-0.2417in" svg:width="3.4654in" svg:height="0.4484in" draw:z-index="6"><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12">(<text:sequence text:ref-name="refText6" text:name="Text" text:formula="ooow:Text+1" style:num-format="1">6</text:sequence>)</text:p>
            </table:table-cell>
          </table:table-row>
        </table:table-header-rows>
      </table:table>
      <text:p text:style-name="P21"><text:span text:style-name="T6">Where </text:span><text:span text:style-name="T3">shrinkage</text:span><text:span text:style-name="T6"> is a parameter derived from the condensity by Equation </text:span><text:span text:style-name="T6"><text:sequence-ref text:reference-format="text" text:ref-name="refText7">(7)</text:sequence-ref></text:span><text:span text:style-name="T6"> and </text:span><text:span text:style-name="T3">offset</text:span><text:span text:style-name="T6"> is 5/1.8. <text:s/></text:span></text:p>
      <text:p text:style-name="Standard"/>
      <table:table table:name="Table7" table:style-name="Table7">
        <table:table-column table:style-name="Table7.A"/>
        <table:table-column table:style-name="Table7.B"/>
        <table:table-header-rows>
          <table:table-row>
            <table:table-cell table:style-name="Table7.A1" office:value-type="string">
              <text:p text:style-name="P11"><draw:frame draw:style-name="fr1" draw:name="Object7" text:anchor-type="as-char" svg:y="-0.1701in" svg:width="3.2929in" svg:height="0.2492in" draw:z-index="7"><draw:object xlink:href="./Object 8" xlink:type="simple" xlink:show="embed" xlink:actuate="onLoad"/><draw:image xlink:href="./ObjectReplacements/Object 8" xlink:type="simple" xlink:show="embed" xlink:actuate="onLoad"/><svg:desc>formula</svg:desc></draw:frame></text:p>
            </table:table-cell>
            <table:table-cell table:style-name="Table7.A1" office:value-type="string">
              <text:p text:style-name="P12">(<text:sequence text:ref-name="refText7" text:name="Text" text:formula="ooow:Text+1" style:num-format="1">7</text:sequence>)</text:p>
            </table:table-cell>
          </table:table-row>
        </table:table-header-rows>
      </table:table>
      <text:p text:style-name="P21"><text:span text:style-name="T8">W</text:span><text:span text:style-name="T6">here </text:span><text:span text:style-name="T3">alpha</text:span><text:span text:style-name="T6"> and </text:span><text:span text:style-name="T3">beta</text:span><text:span text:style-name="T6"> are 1 and 2 respectively.</text:span></text:p>
      <text:p text:style-name="P2"/>
      <text:p text:style-name="P2"/>
      <text:p text:style-name="P18">The heat is added, <text:span text:style-name="T10">starting from the top node and moving down node by node. <text:s/>The amount of heat to be added to a node is defined by Equation </text:span><text:span text:style-name="T10"><text:sequence-ref text:reference-format="text" text:ref-name="refText5">(8)</text:sequence-ref></text:span><text:span text:style-name="T10">.</text:span></text:p>
      <table:table table:name="Table5" table:style-name="Table5">
        <table:table-column table:style-name="Table5.A"/>
        <table:table-column table:style-name="Table5.B"/>
        <table:table-header-rows>
          <table:table-row>
            <table:table-cell table:style-name="Table5.A1" office:value-type="string">
              <text:p text:style-name="P11"><draw:frame draw:style-name="fr1" draw:name="Object5" text:anchor-type="as-char" svg:y="-0.152in" svg:width="4.878in" svg:height="0.2311in" draw:z-index="5"><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12">(<text:sequence text:ref-name="refText5" text:name="Text" text:formula="ooow:Text+1" style:num-format="1">8</text:sequence>)</text:p>
            </table:table-cell>
          </table:table-row>
        </table:table-header-rows>
      </table:table>
      <text:p text:style-name="P20">Where the <text:span text:style-name="T3">i</text:span> subscript denotes the <text:span text:style-name="T3">i</text:span><text:span text:style-name="T6">th node. <text:s/></text:span></text:p>
      <text:p text:style-name="P20"><text:span text:style-name="T6"/></text:p>
      <text:p text:style-name="P19">This heat is combined with any heat leftover from the last step and used as input to the addHeatAboveNode function. <text:s/><text:span text:style-name="T11">This function starts with the given node and searches upwards for a node that is not at the same temperature. <text:s/>The temperature at that node becomes the target temperature, and all nodes below it receive heat until all the heat is used, or until all the nodes are at the target temperature. <text:s/>Then the target temperature becomes the temperature of the next node up. <text:s/>If there is no node further up, the target temperature becomes the setpoint. <text:s/>If all nodes above the given node are at </text:span><text:soft-page-break/><text:span text:style-name="T11">setpoint, any remaining heat is returned to be used for the next node down. <text:s/></text:span></text:p>
      <text:p text:style-name="P2"/>
      <text:p text:style-name="P2"/>
      <text:p text:style-name="P2"/>
      <text:p text:style-name="P22">For the “external” configuration, the addition of heat is simpler. <text:s/><text:span text:style-name="T13">The capacity is determined and adjusted for the amount of time remaining in the step. <text:s/>The fraction of the bottom node that can be heated with the capacity is calculated. <text:s/>If it is greater than one all nodes are shifted down and a node at setpoint is added at the top. <text:s/>The amount of time run to create that amount of heat is calculated and subtracted from the available time, and then if a shutOff logic is not achieved, the process is repeated. <text:s/>If the fraction of the bottom node that can be heated in the remaining time is less than one, all nodes are shifted down by that fraction, mixing in the same way as Equation </text:span><text:span text:style-name="T13"><text:sequence-ref text:reference-format="text" text:ref-name="refText1">(2)</text:sequence-ref></text:span><text:span text:style-name="T13">.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7:26:31.578849357</meta:creation-date>
    <dc:date>2016-03-07T16:25:15.080658664</dc:date>
    <meta:editing-duration>PT1H48M16S</meta:editing-duration>
    <meta:editing-cycles>6</meta:editing-cycles>
    <meta:generator>LibreOffice/4.2.8.2$Linux_X86_64 LibreOffice_project/420m0$Build-2</meta:generator>
    <meta:document-statistic meta:table-count="8" meta:image-count="0" meta:object-count="8" meta:page-count="3" meta:paragraph-count="37" meta:word-count="786" meta:character-count="4506" meta:non-whitespace-character-count="3707"/>
  </office:meta>
</office:document-meta>
</file>

<file path=Object 1/content.xml><?xml version="1.0" encoding="utf-8"?>
<math xmlns="http://www.w3.org/1998/Math/MathML" display="block">
  <semantics>
    <mrow>
      <mi mathvariant="italic">tankTemps</mi>
      <mrow>
        <mrow>
          <mo fence="true" stretchy="false">[</mo>
          <mrow>
            <mi>i</mi>
          </mrow>
          <mo fence="true" stretchy="false">]</mo>
        </mrow>
        <mo stretchy="false">=</mo>
        <mi mathvariant="italic">tankTemps</mi>
      </mrow>
      <mrow>
        <mrow>
          <mrow>
            <mo fence="true" stretchy="false">[</mo>
            <mrow>
              <mi>i</mi>
            </mrow>
            <mo fence="true" stretchy="false">]</mo>
          </mrow>
          <mo stretchy="false">∗</mo>
          <mrow>
            <mo fence="true" stretchy="false">(</mo>
            <mrow>
              <mrow>
                <mrow>
                  <mn>1</mn>
                  <mo stretchy="false">−</mo>
                  <mi mathvariant="italic">fraction</mi>
                </mrow>
                <mi mathvariant="italic">of</mi>
                <mi mathvariant="italic">node</mi>
              </mrow>
            </mrow>
            <mo fence="true" stretchy="false">)</mo>
          </mrow>
        </mrow>
        <mo stretchy="false">+</mo>
        <mi mathvariant="italic">tankTemps</mi>
      </mrow>
      <mrow>
        <mrow>
          <mo fence="true" stretchy="false">[</mo>
          <mrow>
            <mrow>
              <mi>i</mi>
              <mo stretchy="false">−</mo>
              <mn>1</mn>
            </mrow>
          </mrow>
          <mo fence="true" stretchy="false">]</mo>
        </mrow>
        <mo stretchy="false">∗</mo>
        <mi mathvariant="italic">fraction</mi>
      </mrow>
      <mi mathvariant="italic">of</mi>
      <mi mathvariant="italic">node</mi>
    </mrow>
    <annotation encoding="StarMath 5.0">tankTemps[i] = tankTemps[i] * (1 - fraction of node) + tankTemps[ i - 1] * fraction of node</annotation>
  </semantics>
</math>
</file>

<file path=Object 2/content.xml><?xml version="1.0" encoding="utf-8"?>
<math xmlns="http://www.w3.org/1998/Math/MathML" display="block">
  <semantics>
    <mrow>
      <mi mathvariant="italic">drawFraction</mi>
      <mo stretchy="false">=</mo>
      <mfrac bevelled="true">
        <mrow>
          <mi mathvariant="italic">volume</mi>
          <mi mathvariant="italic">of</mi>
          <mi mathvariant="italic">draw</mi>
        </mrow>
        <mrow>
          <mi mathvariant="italic">volume</mi>
          <mi mathvariant="italic">per</mi>
          <mi mathvariant="italic">Node</mi>
        </mrow>
      </mfrac>
    </mrow>
    <annotation encoding="StarMath 5.0">drawFraction = {  volume of draw  } wideslash {  volume per Node  } </annotation>
  </semantics>
</math>
</file>

<file path=Object 3/content.xml><?xml version="1.0" encoding="utf-8"?>
<math xmlns="http://www.w3.org/1998/Math/MathML" display="block">
  <semantics>
    <mrow>
      <mi mathvariant="italic">tankTemps</mi>
      <mrow>
        <mrow>
          <mo fence="true" stretchy="false">[</mo>
          <mrow>
            <mi>i</mi>
          </mrow>
          <mo fence="true" stretchy="false">]</mo>
        </mrow>
        <mo stretchy="false">=</mo>
        <mi mathvariant="italic">tankTemps</mi>
      </mrow>
      <mrow>
        <mrow>
          <mo fence="true" stretchy="false">[</mo>
          <mrow>
            <mi>i</mi>
          </mrow>
          <mo fence="true" stretchy="false">]</mo>
        </mrow>
        <mo stretchy="false">+</mo>
        <mrow>
          <mo fence="true" stretchy="false">(</mo>
          <mrow>
            <mrow>
              <mrow>
                <mo fence="true" stretchy="false">(</mo>
                <mrow>
                  <mrow>
                    <mrow>
                      <mi mathvariant="italic">average</mi>
                      <mo stretchy="false">−</mo>
                      <mi mathvariant="italic">tankTemps</mi>
                    </mrow>
                    <mrow>
                      <mo fence="true" stretchy="false">[</mo>
                      <mrow>
                        <mi>i</mi>
                      </mrow>
                      <mo fence="true" stretchy="false">]</mo>
                    </mrow>
                  </mrow>
                </mrow>
                <mo fence="true" stretchy="false">)</mo>
              </mrow>
              <mo stretchy="false">/</mo>
              <mn>3.0</mn>
            </mrow>
          </mrow>
          <mo fence="true" stretchy="false">)</mo>
        </mrow>
      </mrow>
      <mi>;</mi>
    </mrow>
    <annotation encoding="StarMath 5.0">tankTemps[i] = tankTemps[i] + ((average - tankTemps[i]) / 3.0);
</annotation>
  </semantics>
</math>
</file>

<file path=Object 4/content.xml><?xml version="1.0" encoding="utf-8"?>
<math xmlns="http://www.w3.org/1998/Math/MathML" display="block">
  <semantics>
    <mrow>
      <mo fence="true" stretchy="false">(</mo>
      <mrow>
        <mrow>
          <mi mathvariant="italic">tankUA</mi>
          <mo stretchy="false">∗</mo>
          <mrow>
            <mo fence="true" stretchy="false">(</mo>
            <mrow>
              <mrow>
                <mi mathvariant="italic">average</mi>
                <mi mathvariant="italic">tank</mi>
                <mrow>
                  <mi mathvariant="italic">temperature</mi>
                  <mo stretchy="false">−</mo>
                  <mi mathvariant="italic">ambient</mi>
                </mrow>
                <mi mathvariant="italic">temperature</mi>
              </mrow>
            </mrow>
            <mo fence="true" stretchy="false">)</mo>
          </mrow>
          <mo stretchy="false">∗</mo>
          <mrow>
            <mo fence="true" stretchy="false">(</mo>
            <mrow>
              <mrow>
                <mi mathvariant="italic">minutes</mi>
                <mi mathvariant="italic">per</mi>
                <mrow>
                  <mi mathvariant="italic">step</mi>
                  <mo stretchy="false">/</mo>
                  <mn>60.0</mn>
                </mrow>
              </mrow>
            </mrow>
            <mo fence="true" stretchy="false">)</mo>
          </mrow>
        </mrow>
      </mrow>
      <mo fence="true" stretchy="false">)</mo>
    </mrow>
    <annotation encoding="StarMath 5.0">(tankUA * (average tank temperature - ambient temperature) * (minutes per step / 60.0))</annotation>
  </semantics>
</math>
</file>

<file path=Object 5/content.xml><?xml version="1.0" encoding="utf-8"?>
<math xmlns="http://www.w3.org/1998/Math/MathML" display="block">
  <semantics>
    <mrow>
      <mi mathvariant="italic">node</mi>
      <mi mathvariant="italic">temperature</mi>
      <mrow>
        <mi mathvariant="italic">loss</mi>
        <mo stretchy="false">=</mo>
        <mfrac bevelled="true">
          <mrow>
            <mi mathvariant="italic">node</mi>
            <mi mathvariant="italic">energy</mi>
            <mi mathvariant="italic">loss</mi>
          </mrow>
          <mrow>
            <mo fence="true" stretchy="false">(</mo>
            <mrow>
              <mrow>
                <mrow>
                  <mrow>
                    <mo fence="true" stretchy="false">(</mo>
                    <mrow>
                      <mrow>
                        <mi mathvariant="italic">volume</mi>
                        <mi mathvariant="italic">per</mi>
                        <mrow>
                          <mi mathvariant="italic">node</mi>
                          <mo stretchy="false">∗</mo>
                          <mi mathvariant="italic">density</mi>
                        </mrow>
                        <mi mathvariant="italic">of</mi>
                        <mi mathvariant="italic">water</mi>
                      </mrow>
                    </mrow>
                    <mo fence="true" stretchy="false">)</mo>
                  </mrow>
                  <mo stretchy="false">∗</mo>
                  <mi mathvariant="italic">specific</mi>
                </mrow>
                <mi mathvariant="italic">heat</mi>
                <mi mathvariant="italic">of</mi>
                <mi mathvariant="italic">water</mi>
              </mrow>
            </mrow>
            <mo fence="true" stretchy="false">)</mo>
          </mrow>
        </mfrac>
      </mrow>
    </mrow>
    <annotation encoding="StarMath 5.0">node temperature loss = {node energy loss} wideslash {((volume per node * density of water) * specific heat of water)} </annotation>
  </semantics>
</math>
</file>

<file path=Object 6/content.xml><?xml version="1.0" encoding="utf-8"?>
<math xmlns="http://www.w3.org/1998/Math/MathML" display="block">
  <semantics>
    <mrow>
      <mi mathvariant="italic">capacity</mi>
      <mo stretchy="false">=</mo>
      <mrow>
        <mo fence="true" stretchy="false">(</mo>
        <mrow>
          <mrow>
            <mi mathvariant="italic">capacity</mi>
            <mi mathvariant="italic">per</mi>
            <mrow>
              <mi mathvariant="italic">hour</mi>
              <mo stretchy="false">∗</mo>
              <mrow>
                <mo fence="true" stretchy="false">(</mo>
                <mrow>
                  <mrow>
                    <mi mathvariant="italic">minutesToRun</mi>
                    <mo stretchy="false">/</mo>
                    <mn>60.0</mn>
                  </mrow>
                </mrow>
                <mo fence="true" stretchy="false">)</mo>
              </mrow>
              <mo stretchy="false">∗</mo>
              <msub>
                <mi mathvariant="italic">heatDistribution</mi>
                <mi>i</mi>
              </msub>
            </mrow>
          </mrow>
        </mrow>
        <mo fence="true" stretchy="false">)</mo>
      </mrow>
    </mrow>
    <annotation encoding="StarMath 5.0">capacity = (capacity per hour * (minutesToRun / 60.0) * heatDistribution_i)
</annotation>
  </semantics>
</math>
</file>

<file path=Object 7/content.xml><?xml version="1.0" encoding="utf-8"?>
<math xmlns="http://www.w3.org/1998/Math/MathML" display="block">
  <semantics>
    <mrow>
      <mrow>
        <mo fence="true" stretchy="false">(</mo>
        <mrow>
          <mrow>
            <mi mathvariant="italic">setpoint</mi>
            <mo stretchy="false">−</mo>
            <msub>
              <mi mathvariant="italic">temp</mi>
              <mi>i</mi>
            </msub>
          </mrow>
        </mrow>
        <mo fence="true" stretchy="false">)</mo>
      </mrow>
      <mo stretchy="false">∗</mo>
      <mfrac bevelled="true">
        <mn>1</mn>
        <mrow>
          <mn>1</mn>
          <mo stretchy="false">+</mo>
          <msup>
            <mi>e</mi>
            <mrow>
              <mo fence="true" stretchy="false">(</mo>
              <mrow>
                <mrow>
                  <mrow>
                    <mo fence="true" stretchy="false">(</mo>
                    <mrow>
                      <mrow>
                        <mrow>
                          <mo fence="true" stretchy="false">(</mo>
                          <mrow>
                            <mrow>
                              <msub>
                                <mi mathvariant="italic">temp</mi>
                                <mi>i</mi>
                              </msub>
                              <mo stretchy="false">−</mo>
                              <msub>
                                <mi mathvariant="italic">temp</mi>
                                <mi mathvariant="italic">lowestNode</mi>
                              </msub>
                            </mrow>
                          </mrow>
                          <mo fence="true" stretchy="false">)</mo>
                        </mrow>
                        <mo stretchy="false">/</mo>
                        <mi mathvariant="italic">shrinkage</mi>
                      </mrow>
                    </mrow>
                    <mo fence="true" stretchy="false">)</mo>
                  </mrow>
                  <mo stretchy="false">−</mo>
                  <mi mathvariant="italic">offset</mi>
                </mrow>
              </mrow>
              <mo fence="true" stretchy="false">)</mo>
            </mrow>
          </msup>
        </mrow>
      </mfrac>
    </mrow>
    <annotation encoding="StarMath 5.0"> (setpoint - temp_i) * {{1} wideslash {1 + e^(((temp_i - temp_lowestNode) / shrinkage)  - offset)}}
</annotation>
  </semantics>
</math>
</file>

<file path=Object 8/content.xml><?xml version="1.0" encoding="utf-8"?>
<math xmlns="http://www.w3.org/1998/Math/MathML" display="block">
  <semantics>
    <mrow>
      <mrow>
        <mi mathvariant="italic">alpha</mi>
        <mo stretchy="false">+</mo>
        <mrow>
          <mi mathvariant="italic">beta</mi>
          <mo stretchy="false">∗</mo>
          <mrow>
            <mo stretchy="false">∑</mo>
            <mrow>
              <mo stretchy="false">−</mo>
              <msub>
                <mi mathvariant="italic">condensity</mi>
                <mi>i</mi>
              </msub>
            </mrow>
          </mrow>
          <mo stretchy="false">∗</mo>
          <mi>log</mi>
        </mrow>
      </mrow>
      <mrow>
        <mo fence="true" stretchy="false">(</mo>
        <mrow>
          <msub>
            <mi mathvariant="italic">condensity</mi>
            <mi>i</mi>
          </msub>
        </mrow>
        <mo fence="true" stretchy="false">)</mo>
      </mrow>
    </mrow>
    <annotation encoding="StarMath 5.0">alpha + beta*sum -condensity_i * log(condensity_i)</annotation>
  </semantics>
</math>
</file>